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0" svg:font-family="'LM Mono 10'"/>
    <style:font-face style:name="LM Mono 101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1" fo:font-weight="normal" officeooo:paragraph-rsid="0013853e" style:font-weight-asian="normal" style:font-weight-complex="normal"/>
    </style:style>
    <style:style style:name="T1" style:family="text">
      <style:text-properties officeooo:rsid="0013853e"/>
    </style:style>
    <style:style style:name="T2" style:family="text">
      <style:text-properties style:font-name="LM Mono 10" officeooo:rsid="0013853e" style:font-name-asian="LM Mono 10" style:font-name-complex="LM Mono 10"/>
    </style:style>
    <style:style style:name="T3" style:family="text">
      <style:text-properties officeooo:rsid="0013853e" style:font-name-asian="Noto Serif CJK SC" style:font-name-complex="Noto Sans Devanaga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ck <text:s text:c="6"/>Blim <text:s/>Bpa <text:s/>Bcurrent <text:s text:c="2"/>Notes <text:s text:c="10"/>Reference</text:p>
      <text:p text:style-name="P1">Greenland <text:s text:c="5"/>4 <text:s text:c="3"/>6 <text:s text:c="7"/>22 <text:s text:c="2"/>Above Bpa <text:s text:c="6"/>ICES 2022 21.1</text:p>
      <text:p text:style-name="P1">NE Arctic <text:s text:c="3"/>220 <text:s/>460 <text:s text:c="6"/>902 <text:s text:c="2"/>Above Bpa <text:s text:c="6"/>ICES 2021 27.1-2</text:p>
      <text:p text:style-name="P1">Iceland <text:s text:c="5"/>125 <text:s/>160 <text:s text:c="6"/>368 <text:s text:c="2"/>Above Bpa <text:s text:c="6"/>ICES 2023 27.5a</text:p>
      <text:p text:style-name="P1">Faroe <text:s text:c="8"/>18 <text:s text:c="2"/>25 <text:s text:c="7"/>10 <text:s text:c="2"/>Below Blim <text:span text:style-name="T2">†</text:span> <text:s text:c="3"/>ICES 2022 27.5b1</text:p>
      <text:p text:style-name="P1">Norway <text:s text:c="8"/>- <text:s text:c="2"/>60 <text:s text:c="7"/>34 <text:s text:c="2"/>Below Btarget <text:s text:c="2"/>ICES 2020 27.1-2coast</text:p>
      <text:p text:style-name="P1">North Sea <text:s text:c="4"/>70 <text:s text:c="2"/>98 <text:s text:c="7"/>54 <text:s text:c="2"/>Below Blim <text:s text:c="5"/>ICES 2022 27.47d20</text:p>
      <text:p text:style-name="P1">Kattegat <text:s text:c="6"/>- <text:s text:c="3"/>- <text:s text:c="5"/>0.10* <text:s/>Below Bref <text:span text:style-name="T2">†</text:span> <text:s text:c="3"/>ICES 2023 27.21</text:p>
      <text:p text:style-name="P1">W Baltic <text:s text:c="5"/>15 <text:s text:c="2"/>23 <text:s text:c="8"/>6 <text:s text:c="2"/>Below Blim <text:s text:c="5"/>ICES 2022 27.22-24</text:p>
      <text:p text:style-name="P1">E Baltic <text:s text:c="4"/>109 <text:s/>122 <text:s text:c="7"/>77 <text:s text:c="2"/>Below Blim <text:span text:style-name="T2">†</text:span> <text:s text:c="3"/>ICES 2023 27.24-32</text:p>
      <text:p text:style-name="P1">Irish <text:s text:c="8"/>12 <text:s text:c="2"/>17 <text:s text:c="7"/>12 <text:s text:c="2"/>Below Blim <text:span text:style-name="T2">†</text:span> <text:s text:c="3"/>ICES 2023 27.7a</text:p>
      <text:p text:style-name="P1">S Celtic <text:s text:c="6"/>4 <text:s text:c="3"/>6 <text:s text:c="8"/>1 <text:s text:c="2"/>Below Blim <text:span text:style-name="T2">†</text:span> <text:s text:c="3"/>ICES 2023 27.7e-k</text:p>
      <text:p text:style-name="P1"/>
      <text:p text:style-name="P1">*: Spawning stock biomass for Kattegat is relative to the average of the stock</text:p>
      <text:p text:style-name="P1"><text:s text:c="3"/>size in the period from 1997 to 2023.</text:p>
      <text:p text:style-name="P1"/>
      <text:p text:style-name="P1"><text:span text:style-name="T2">†</text:span>: Scientific advice is zero catch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0" svg:font-family="'LM Mono 10'"/>
    <style:font-face style:name="LM Mono 101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1:01:07.337971510</meta:creation-date>
    <dc:date>2023-11-27T21:03:14.853398559</dc:date>
    <meta:editing-duration>PT2M7S</meta:editing-duration>
    <meta:editing-cycles>1</meta:editing-cycles>
    <meta:document-statistic meta:table-count="0" meta:image-count="0" meta:object-count="0" meta:page-count="1" meta:paragraph-count="15" meta:word-count="143" meta:character-count="945" meta:non-whitespace-character-count="569"/>
    <meta:generator>LibreOffice/7.3.7.2$Linux_X86_64 LibreOffice_project/30$Build-2</meta:generator>
  </office:meta>
</office:document-meta>
</file>